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7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2" table:style-name="ce5">
            <text:p>2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3" table:style-name="ce5">
            <text:p>2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4" table:style-name="ce5">
            <text:p>2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5" table:style-name="ce5">
            <text:p>2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8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6-11T23:17:10Z</dc:date>
    <meta:editing-cycles>1</meta:editing-cycles>
    <meta:editing-duration>PT53S</meta:editing-duration>
  </office:meta>
</office:document-meta>
</file>